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ccffff"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ount Must</text:p>
          </table:table-cell>
          <table:table-cell table:style-name="ce1" office:value-type="string">
            <text:p>Count 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ime Interval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Delta count</text:p>
          </table:table-cell>
          <table:table-cell>
            <draw:frame table:end-cell-address="Лист1.U34" table:end-x="1.199cm" table:end-y="0.071cm" draw:z-index="0" draw:style-name="gr1" draw:text-style-name="P1" svg:width="32.756cm" svg:height="14.993cm" svg:x="0.057cm" svg:y="0cm">
              <draw:object draw:notify-on-update-of-ranges="Лист1.A1:Лист1.A1 Лист1.C2:Лист1.C64 Лист1.D1:Лист1.D1 Лист1.D2:Лист1.D64 Лист1.A1:Лист1.A1 Лист1.C2:Лист1.C64 Лист1.E1:Лист1.E1 Лист1.E2:Лист1.E64 Лист1.A1:Лист1.A1 Лист1.C2:Лист1.C64 Лист1.F1:Лист1.F1 Лист1.F2:Лист1.F6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15392">
            <text:p>15392</text:p>
          </table:table-cell>
          <table:table-cell office:value-type="float" office:value="26696">
            <text:p>26696</text:p>
          </table:table-cell>
          <table:table-cell/>
          <table:table-cell table:formula="of:=([.A2]-[.B2])*10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5473">
            <text:p>15473</text:p>
          </table:table-cell>
          <table:table-cell office:value-type="float" office:value="26004">
            <text:p>26004</text:p>
          </table:table-cell>
          <table:table-cell/>
          <table:table-cell table:formula="of:=([.A3]-[.B3])*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554">
            <text:p>15554</text:p>
          </table:table-cell>
          <table:table-cell office:value-type="float" office:value="25404">
            <text:p>25404</text:p>
          </table:table-cell>
          <table:table-cell office:value-type="float" office:value="106">
            <text:p>106</text:p>
          </table:table-cell>
          <table:table-cell table:formula="of:=([.A4]-[.B4])*10" office:value-type="float" office:value="-10">
            <text:p>-1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5635">
            <text:p>15635</text:p>
          </table:table-cell>
          <table:table-cell office:value-type="float" office:value="27568">
            <text:p>27568</text:p>
          </table:table-cell>
          <table:table-cell office:value-type="float" office:value="101">
            <text:p>101</text:p>
          </table:table-cell>
          <table:table-cell table:formula="of:=([.A5]-[.B5])*10" office:value-type="float" office:value="-20">
            <text:p>-2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5756">
            <text:p>15756</text:p>
          </table:table-cell>
          <table:table-cell office:value-type="float" office:value="34220">
            <text:p>34220</text:p>
          </table:table-cell>
          <table:table-cell office:value-type="float" office:value="96">
            <text:p>96</text:p>
          </table:table-cell>
          <table:table-cell table:formula="of:=([.A6]-[.B6])*10" office:value-type="float" office:value="-30">
            <text:p>-30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6079">
            <text:p>16079</text:p>
          </table:table-cell>
          <table:table-cell office:value-type="float" office:value="45648">
            <text:p>45648</text:p>
          </table:table-cell>
          <table:table-cell office:value-type="float" office:value="121">
            <text:p>121</text:p>
          </table:table-cell>
          <table:table-cell table:formula="of:=([.A7]-[.B7])*10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16483">
            <text:p>16483</text:p>
          </table:table-cell>
          <table:table-cell office:value-type="float" office:value="38136">
            <text:p>38136</text:p>
          </table:table-cell>
          <table:table-cell office:value-type="float" office:value="151">
            <text:p>151</text:p>
          </table:table-cell>
          <table:table-cell table:formula="of:=([.A8]-[.B8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6523">
            <text:p>16523</text:p>
          </table:table-cell>
          <table:table-cell office:value-type="float" office:value="35724">
            <text:p>35724</text:p>
          </table:table-cell>
          <table:table-cell office:value-type="float" office:value="151">
            <text:p>151</text:p>
          </table:table-cell>
          <table:table-cell table:formula="of:=([.A9]-[.B9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16604">
            <text:p>16604</text:p>
          </table:table-cell>
          <table:table-cell office:value-type="float" office:value="34884">
            <text:p>34884</text:p>
          </table:table-cell>
          <table:table-cell office:value-type="float" office:value="156">
            <text:p>156</text:p>
          </table:table-cell>
          <table:table-cell table:formula="of:=([.A10]-[.B10])*10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16926">
            <text:p>16926</text:p>
          </table:table-cell>
          <table:table-cell office:value-type="float" office:value="32200">
            <text:p>32200</text:p>
          </table:table-cell>
          <table:table-cell office:value-type="float" office:value="161">
            <text:p>161</text:p>
          </table:table-cell>
          <table:table-cell table:formula="of:=([.A11]-[.B11])*10"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7006">
            <text:p>17006</text:p>
          </table:table-cell>
          <table:table-cell office:value-type="float" office:value="32296">
            <text:p>32296</text:p>
          </table:table-cell>
          <table:table-cell office:value-type="float" office:value="156">
            <text:p>156</text:p>
          </table:table-cell>
          <table:table-cell table:formula="of:=([.A12]-[.B12])*10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17046">
            <text:p>17046</text:p>
          </table:table-cell>
          <table:table-cell office:value-type="float" office:value="31064">
            <text:p>31064</text:p>
          </table:table-cell>
          <table:table-cell office:value-type="float" office:value="156">
            <text:p>156</text:p>
          </table:table-cell>
          <table:table-cell table:formula="of:=([.A13]-[.B13])*10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17167">
            <text:p>17167</text:p>
          </table:table-cell>
          <table:table-cell office:value-type="float" office:value="29196">
            <text:p>29196</text:p>
          </table:table-cell>
          <table:table-cell office:value-type="float" office:value="156">
            <text:p>156</text:p>
          </table:table-cell>
          <table:table-cell table:formula="of:=([.A14]-[.B14])*10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float" office:value="17409">
            <text:p>17409</text:p>
          </table:table-cell>
          <table:table-cell office:value-type="float" office:value="29760">
            <text:p>29760</text:p>
          </table:table-cell>
          <table:table-cell office:value-type="float" office:value="151">
            <text:p>151</text:p>
          </table:table-cell>
          <table:table-cell table:formula="of:=([.A15]-[.B15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17448">
            <text:p>17448</text:p>
          </table:table-cell>
          <table:table-cell office:value-type="float" office:value="32368">
            <text:p>32368</text:p>
          </table:table-cell>
          <table:table-cell office:value-type="float" office:value="156">
            <text:p>156</text:p>
          </table:table-cell>
          <table:table-cell table:formula="of:=([.A16]-[.B16])*10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7569">
            <text:p>17569</text:p>
          </table:table-cell>
          <table:table-cell office:value-type="float" office:value="30132">
            <text:p>30132</text:p>
          </table:table-cell>
          <table:table-cell office:value-type="float" office:value="151">
            <text:p>151</text:p>
          </table:table-cell>
          <table:table-cell table:formula="of:=([.A17]-[.B17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54">
            <text:p>154</text:p>
          </table:table-cell>
          <table:table-cell office:value-type="float" office:value="17811">
            <text:p>17811</text:p>
          </table:table-cell>
          <table:table-cell office:value-type="float" office:value="30964">
            <text:p>30964</text:p>
          </table:table-cell>
          <table:table-cell office:value-type="float" office:value="151">
            <text:p>151</text:p>
          </table:table-cell>
          <table:table-cell table:formula="of:=([.A18]-[.B18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56">
            <text:p>156</text:p>
          </table:table-cell>
          <table:table-cell office:value-type="float" office:value="17851">
            <text:p>17851</text:p>
          </table:table-cell>
          <table:table-cell office:value-type="float" office:value="29828">
            <text:p>29828</text:p>
          </table:table-cell>
          <table:table-cell office:value-type="float" office:value="151">
            <text:p>151</text:p>
          </table:table-cell>
          <table:table-cell table:formula="of:=([.A19]-[.B19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7932">
            <text:p>17932</text:p>
          </table:table-cell>
          <table:table-cell office:value-type="float" office:value="30564">
            <text:p>30564</text:p>
          </table:table-cell>
          <table:table-cell office:value-type="float" office:value="146">
            <text:p>146</text:p>
          </table:table-cell>
          <table:table-cell table:formula="of:=([.A20]-[.B20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8134">
            <text:p>18134</text:p>
          </table:table-cell>
          <table:table-cell office:value-type="float" office:value="31804">
            <text:p>31804</text:p>
          </table:table-cell>
          <table:table-cell office:value-type="float" office:value="151">
            <text:p>151</text:p>
          </table:table-cell>
          <table:table-cell table:formula="of:=([.A21]-[.B21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8295">
            <text:p>18295</text:p>
          </table:table-cell>
          <table:table-cell office:value-type="float" office:value="32484">
            <text:p>32484</text:p>
          </table:table-cell>
          <table:table-cell office:value-type="float" office:value="151">
            <text:p>151</text:p>
          </table:table-cell>
          <table:table-cell table:formula="of:=([.A22]-[.B22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87">
            <text:p>187</text:p>
          </table:table-cell>
          <table:table-cell office:value-type="float" office:value="18335">
            <text:p>18335</text:p>
          </table:table-cell>
          <table:table-cell office:value-type="float" office:value="29832">
            <text:p>29832</text:p>
          </table:table-cell>
          <table:table-cell office:value-type="float" office:value="151">
            <text:p>151</text:p>
          </table:table-cell>
          <table:table-cell table:formula="of:=([.A23]-[.B23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90">
            <text:p>190</text:p>
          </table:table-cell>
          <table:table-cell office:value-type="float" office:value="18375">
            <text:p>18375</text:p>
          </table:table-cell>
          <table:table-cell office:value-type="float" office:value="31440">
            <text:p>31440</text:p>
          </table:table-cell>
          <table:table-cell office:value-type="float" office:value="151">
            <text:p>151</text:p>
          </table:table-cell>
          <table:table-cell table:formula="of:=([.A24]-[.B24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92">
            <text:p>192</text:p>
          </table:table-cell>
          <table:table-cell office:value-type="float" office:value="18415">
            <text:p>18415</text:p>
          </table:table-cell>
          <table:table-cell office:value-type="float" office:value="30716">
            <text:p>30716</text:p>
          </table:table-cell>
          <table:table-cell office:value-type="float" office:value="151">
            <text:p>151</text:p>
          </table:table-cell>
          <table:table-cell table:formula="of:=([.A25]-[.B25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94">
            <text:p>194</text:p>
          </table:table-cell>
          <table:table-cell office:value-type="float" office:value="18455">
            <text:p>18455</text:p>
          </table:table-cell>
          <table:table-cell office:value-type="float" office:value="29660">
            <text:p>29660</text:p>
          </table:table-cell>
          <table:table-cell office:value-type="float" office:value="156">
            <text:p>156</text:p>
          </table:table-cell>
          <table:table-cell table:formula="of:=([.A26]-[.B26])*10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18495">
            <text:p>18495</text:p>
          </table:table-cell>
          <table:table-cell office:value-type="float" office:value="30408">
            <text:p>30408</text:p>
          </table:table-cell>
          <table:table-cell office:value-type="float" office:value="146">
            <text:p>146</text:p>
          </table:table-cell>
          <table:table-cell table:formula="of:=([.A27]-[.B27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  <table:table-cell office:value-type="float" office:value="18534">
            <text:p>18534</text:p>
          </table:table-cell>
          <table:table-cell office:value-type="float" office:value="28252">
            <text:p>28252</text:p>
          </table:table-cell>
          <table:table-cell office:value-type="float" office:value="151">
            <text:p>151</text:p>
          </table:table-cell>
          <table:table-cell table:formula="of:=([.A28]-[.B28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06">
            <text:p>206</text:p>
          </table:table-cell>
          <table:table-cell office:value-type="float" office:value="18614">
            <text:p>18614</text:p>
          </table:table-cell>
          <table:table-cell office:value-type="float" office:value="30844">
            <text:p>30844</text:p>
          </table:table-cell>
          <table:table-cell office:value-type="float" office:value="146">
            <text:p>146</text:p>
          </table:table-cell>
          <table:table-cell table:formula="of:=([.A29]-[.B29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08">
            <text:p>208</text:p>
          </table:table-cell>
          <table:table-cell office:value-type="float" office:value="18654">
            <text:p>18654</text:p>
          </table:table-cell>
          <table:table-cell office:value-type="float" office:value="29808">
            <text:p>29808</text:p>
          </table:table-cell>
          <table:table-cell office:value-type="float" office:value="146">
            <text:p>146</text:p>
          </table:table-cell>
          <table:table-cell table:formula="of:=([.A30]-[.B30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10">
            <text:p>210</text:p>
          </table:table-cell>
          <table:table-cell office:value-type="float" office:value="18694">
            <text:p>18694</text:p>
          </table:table-cell>
          <table:table-cell office:value-type="float" office:value="31880">
            <text:p>31880</text:p>
          </table:table-cell>
          <table:table-cell office:value-type="float" office:value="151">
            <text:p>151</text:p>
          </table:table-cell>
          <table:table-cell table:formula="of:=([.A31]-[.B31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13">
            <text:p>213</text:p>
          </table:table-cell>
          <table:table-cell office:value-type="float" office:value="18734">
            <text:p>18734</text:p>
          </table:table-cell>
          <table:table-cell office:value-type="float" office:value="30956">
            <text:p>30956</text:p>
          </table:table-cell>
          <table:table-cell office:value-type="float" office:value="146">
            <text:p>146</text:p>
          </table:table-cell>
          <table:table-cell table:formula="of:=([.A32]-[.B32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office:value-type="float" office:value="18774">
            <text:p>18774</text:p>
          </table:table-cell>
          <table:table-cell office:value-type="float" office:value="32004">
            <text:p>32004</text:p>
          </table:table-cell>
          <table:table-cell office:value-type="float" office:value="146">
            <text:p>146</text:p>
          </table:table-cell>
          <table:table-cell table:formula="of:=([.A33]-[.B33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18">
            <text:p>218</text:p>
          </table:table-cell>
          <table:table-cell office:value-type="float" office:value="18813">
            <text:p>18813</text:p>
          </table:table-cell>
          <table:table-cell office:value-type="float" office:value="31828">
            <text:p>31828</text:p>
          </table:table-cell>
          <table:table-cell office:value-type="float" office:value="146">
            <text:p>146</text:p>
          </table:table-cell>
          <table:table-cell table:formula="of:=([.A34]-[.B34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18853">
            <text:p>18853</text:p>
          </table:table-cell>
          <table:table-cell office:value-type="float" office:value="33496">
            <text:p>33496</text:p>
          </table:table-cell>
          <table:table-cell office:value-type="float" office:value="151">
            <text:p>151</text:p>
          </table:table-cell>
          <table:table-cell table:formula="of:=([.A35]-[.B35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18893">
            <text:p>18893</text:p>
          </table:table-cell>
          <table:table-cell office:value-type="float" office:value="31936">
            <text:p>31936</text:p>
          </table:table-cell>
          <table:table-cell office:value-type="float" office:value="146">
            <text:p>146</text:p>
          </table:table-cell>
          <table:table-cell table:formula="of:=([.A36]-[.B36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18974">
            <text:p>18974</text:p>
          </table:table-cell>
          <table:table-cell office:value-type="float" office:value="33124">
            <text:p>33124</text:p>
          </table:table-cell>
          <table:table-cell office:value-type="float" office:value="146">
            <text:p>146</text:p>
          </table:table-cell>
          <table:table-cell table:formula="of:=([.A37]-[.B37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19014">
            <text:p>19014</text:p>
          </table:table-cell>
          <table:table-cell office:value-type="float" office:value="31724">
            <text:p>31724</text:p>
          </table:table-cell>
          <table:table-cell office:value-type="float" office:value="151">
            <text:p>151</text:p>
          </table:table-cell>
          <table:table-cell table:formula="of:=([.A38]-[.B38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19094">
            <text:p>19094</text:p>
          </table:table-cell>
          <table:table-cell office:value-type="float" office:value="31640">
            <text:p>31640</text:p>
          </table:table-cell>
          <table:table-cell office:value-type="float" office:value="146">
            <text:p>146</text:p>
          </table:table-cell>
          <table:table-cell table:formula="of:=([.A39]-[.B39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19134">
            <text:p>19134</text:p>
          </table:table-cell>
          <table:table-cell office:value-type="float" office:value="31772">
            <text:p>31772</text:p>
          </table:table-cell>
          <table:table-cell office:value-type="float" office:value="151">
            <text:p>151</text:p>
          </table:table-cell>
          <table:table-cell table:formula="of:=([.A40]-[.B40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19214">
            <text:p>19214</text:p>
          </table:table-cell>
          <table:table-cell office:value-type="float" office:value="30056">
            <text:p>30056</text:p>
          </table:table-cell>
          <table:table-cell office:value-type="float" office:value="146">
            <text:p>146</text:p>
          </table:table-cell>
          <table:table-cell table:formula="of:=([.A41]-[.B41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  <table:table-cell office:value-type="float" office:value="19416">
            <text:p>19416</text:p>
          </table:table-cell>
          <table:table-cell office:value-type="float" office:value="32252">
            <text:p>32252</text:p>
          </table:table-cell>
          <table:table-cell office:value-type="float" office:value="151">
            <text:p>151</text:p>
          </table:table-cell>
          <table:table-cell table:formula="of:=([.A42]-[.B42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19576">
            <text:p>19576</text:p>
          </table:table-cell>
          <table:table-cell office:value-type="float" office:value="31024">
            <text:p>31024</text:p>
          </table:table-cell>
          <table:table-cell office:value-type="float" office:value="151">
            <text:p>151</text:p>
          </table:table-cell>
          <table:table-cell table:formula="of:=([.A43]-[.B43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74">
            <text:p>274</text:p>
          </table:table-cell>
          <table:table-cell office:value-type="float" office:value="19697">
            <text:p>19697</text:p>
          </table:table-cell>
          <table:table-cell office:value-type="float" office:value="30108">
            <text:p>30108</text:p>
          </table:table-cell>
          <table:table-cell office:value-type="float" office:value="146">
            <text:p>146</text:p>
          </table:table-cell>
          <table:table-cell table:formula="of:=([.A44]-[.B44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82">
            <text:p>282</text:p>
          </table:table-cell>
          <table:table-cell office:value-type="float" office:value="19818">
            <text:p>19818</text:p>
          </table:table-cell>
          <table:table-cell office:value-type="float" office:value="31492">
            <text:p>31492</text:p>
          </table:table-cell>
          <table:table-cell office:value-type="float" office:value="146">
            <text:p>146</text:p>
          </table:table-cell>
          <table:table-cell table:formula="of:=([.A45]-[.B45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87">
            <text:p>287</text:p>
          </table:table-cell>
          <table:table-cell office:value-type="float" office:value="19898">
            <text:p>19898</text:p>
          </table:table-cell>
          <table:table-cell office:value-type="float" office:value="31952">
            <text:p>31952</text:p>
          </table:table-cell>
          <table:table-cell office:value-type="float" office:value="146">
            <text:p>146</text:p>
          </table:table-cell>
          <table:table-cell table:formula="of:=([.A46]-[.B46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94">
            <text:p>294</text:p>
          </table:table-cell>
          <table:table-cell office:value-type="float" office:value="20018">
            <text:p>20018</text:p>
          </table:table-cell>
          <table:table-cell office:value-type="float" office:value="33612">
            <text:p>33612</text:p>
          </table:table-cell>
          <table:table-cell office:value-type="float" office:value="151">
            <text:p>151</text:p>
          </table:table-cell>
          <table:table-cell table:formula="of:=([.A47]-[.B47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320">
            <text:p>320</text:p>
          </table:table-cell>
          <table:table-cell office:value-type="float" office:value="20421">
            <text:p>20421</text:p>
          </table:table-cell>
          <table:table-cell office:value-type="float" office:value="30936">
            <text:p>30936</text:p>
          </table:table-cell>
          <table:table-cell office:value-type="float" office:value="146">
            <text:p>146</text:p>
          </table:table-cell>
          <table:table-cell table:formula="of:=([.A48]-[.B48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322">
            <text:p>322</text:p>
          </table:table-cell>
          <table:table-cell office:value-type="float" office:value="20461">
            <text:p>20461</text:p>
          </table:table-cell>
          <table:table-cell office:value-type="float" office:value="30284">
            <text:p>30284</text:p>
          </table:table-cell>
          <table:table-cell office:value-type="float" office:value="151">
            <text:p>151</text:p>
          </table:table-cell>
          <table:table-cell table:formula="of:=([.A49]-[.B49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328">
            <text:p>328</text:p>
          </table:table-cell>
          <table:table-cell office:value-type="float" office:value="20541">
            <text:p>20541</text:p>
          </table:table-cell>
          <table:table-cell office:value-type="float" office:value="29356">
            <text:p>29356</text:p>
          </table:table-cell>
          <table:table-cell office:value-type="float" office:value="146">
            <text:p>146</text:p>
          </table:table-cell>
          <table:table-cell table:formula="of:=([.A50]-[.B50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333">
            <text:p>333</text:p>
          </table:table-cell>
          <table:table-cell office:value-type="float" office:value="20621">
            <text:p>20621</text:p>
          </table:table-cell>
          <table:table-cell office:value-type="float" office:value="31968">
            <text:p>31968</text:p>
          </table:table-cell>
          <table:table-cell office:value-type="float" office:value="146">
            <text:p>146</text:p>
          </table:table-cell>
          <table:table-cell table:formula="of:=([.A51]-[.B51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office:value-type="float" office:value="20742">
            <text:p>20742</text:p>
          </table:table-cell>
          <table:table-cell office:value-type="float" office:value="32924">
            <text:p>32924</text:p>
          </table:table-cell>
          <table:table-cell office:value-type="float" office:value="151">
            <text:p>151</text:p>
          </table:table-cell>
          <table:table-cell table:formula="of:=([.A52]-[.B52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348">
            <text:p>348</text:p>
          </table:table-cell>
          <table:table-cell office:value-type="float" office:value="20862">
            <text:p>20862</text:p>
          </table:table-cell>
          <table:table-cell office:value-type="float" office:value="31480">
            <text:p>31480</text:p>
          </table:table-cell>
          <table:table-cell office:value-type="float" office:value="146">
            <text:p>146</text:p>
          </table:table-cell>
          <table:table-cell table:formula="of:=([.A53]-[.B53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356">
            <text:p>356</text:p>
          </table:table-cell>
          <table:table-cell office:value-type="float" office:value="20983">
            <text:p>20983</text:p>
          </table:table-cell>
          <table:table-cell office:value-type="float" office:value="31644">
            <text:p>31644</text:p>
          </table:table-cell>
          <table:table-cell office:value-type="float" office:value="146">
            <text:p>146</text:p>
          </table:table-cell>
          <table:table-cell table:formula="of:=([.A54]-[.B54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358">
            <text:p>358</text:p>
          </table:table-cell>
          <table:table-cell office:value-type="float" office:value="21023">
            <text:p>21023</text:p>
          </table:table-cell>
          <table:table-cell office:value-type="float" office:value="30012">
            <text:p>30012</text:p>
          </table:table-cell>
          <table:table-cell office:value-type="float" office:value="146">
            <text:p>146</text:p>
          </table:table-cell>
          <table:table-cell table:formula="of:=([.A55]-[.B55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364">
            <text:p>364</text:p>
          </table:table-cell>
          <table:table-cell office:value-type="float" office:value="21104">
            <text:p>21104</text:p>
          </table:table-cell>
          <table:table-cell office:value-type="float" office:value="31652">
            <text:p>31652</text:p>
          </table:table-cell>
          <table:table-cell office:value-type="float" office:value="146">
            <text:p>146</text:p>
          </table:table-cell>
          <table:table-cell table:formula="of:=([.A56]-[.B56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394">
            <text:p>394</text:p>
          </table:table-cell>
          <table:table-cell office:value-type="float" office:value="21588">
            <text:p>21588</text:p>
          </table:table-cell>
          <table:table-cell office:value-type="float" office:value="31484">
            <text:p>31484</text:p>
          </table:table-cell>
          <table:table-cell office:value-type="float" office:value="146">
            <text:p>146</text:p>
          </table:table-cell>
          <table:table-cell table:formula="of:=([.A57]-[.B57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396">
            <text:p>396</text:p>
          </table:table-cell>
          <table:table-cell office:value-type="float" office:value="21628">
            <text:p>21628</text:p>
          </table:table-cell>
          <table:table-cell office:value-type="float" office:value="30052">
            <text:p>30052</text:p>
          </table:table-cell>
          <table:table-cell office:value-type="float" office:value="151">
            <text:p>151</text:p>
          </table:table-cell>
          <table:table-cell table:formula="of:=([.A58]-[.B58])*10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402">
            <text:p>402</text:p>
          </table:table-cell>
          <table:table-cell office:value-type="float" office:value="21709">
            <text:p>21709</text:p>
          </table:table-cell>
          <table:table-cell office:value-type="float" office:value="30152">
            <text:p>30152</text:p>
          </table:table-cell>
          <table:table-cell office:value-type="float" office:value="146">
            <text:p>146</text:p>
          </table:table-cell>
          <table:table-cell table:formula="of:=([.A59]-[.B59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404">
            <text:p>404</text:p>
          </table:table-cell>
          <table:table-cell office:value-type="float" office:value="21749">
            <text:p>21749</text:p>
          </table:table-cell>
          <table:table-cell office:value-type="float" office:value="30384">
            <text:p>30384</text:p>
          </table:table-cell>
          <table:table-cell office:value-type="float" office:value="146">
            <text:p>146</text:p>
          </table:table-cell>
          <table:table-cell table:formula="of:=([.A60]-[.B60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410">
            <text:p>410</text:p>
          </table:table-cell>
          <table:table-cell office:value-type="float" office:value="21829">
            <text:p>21829</text:p>
          </table:table-cell>
          <table:table-cell office:value-type="float" office:value="31856">
            <text:p>31856</text:p>
          </table:table-cell>
          <table:table-cell office:value-type="float" office:value="141">
            <text:p>141</text:p>
          </table:table-cell>
          <table:table-cell table:formula="of:=([.A61]-[.B61])*10"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412">
            <text:p>412</text:p>
          </table:table-cell>
          <table:table-cell office:value-type="float" office:value="21869">
            <text:p>21869</text:p>
          </table:table-cell>
          <table:table-cell office:value-type="float" office:value="32564">
            <text:p>32564</text:p>
          </table:table-cell>
          <table:table-cell office:value-type="float" office:value="146">
            <text:p>146</text:p>
          </table:table-cell>
          <table:table-cell table:formula="of:=([.A62]-[.B62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422">
            <text:p>422</text:p>
          </table:table-cell>
          <table:table-cell office:value-type="float" office:value="22030">
            <text:p>22030</text:p>
          </table:table-cell>
          <table:table-cell office:value-type="float" office:value="33856">
            <text:p>33856</text:p>
          </table:table-cell>
          <table:table-cell office:value-type="float" office:value="146">
            <text:p>146</text:p>
          </table:table-cell>
          <table:table-cell table:formula="of:=([.A63]-[.B63])*10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435">
            <text:p>435</text:p>
          </table:table-cell>
          <table:table-cell office:value-type="float" office:value="22231">
            <text:p>22231</text:p>
          </table:table-cell>
          <table:table-cell office:value-type="float" office:value="30880">
            <text:p>30880</text:p>
          </table:table-cell>
          <table:table-cell office:value-type="float" office:value="146">
            <text:p>146</text:p>
          </table:table-cell>
          <table:table-cell table:formula="of:=([.A64]-[.B64])*10" office:value-type="float" office:value="70">
            <text:p>7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17.03.2016</text:date>, <text:time>01:26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3-17T00:38:51.07</meta:creation-date>
    <dc:date>2016-03-17T01:26:03.90</dc:date>
    <dc:creator>Владимир Ласкин</dc:creator>
    <meta:editing-duration>PT16M29S</meta:editing-duration>
    <meta:editing-cycles>3</meta:editing-cycles>
    <meta:generator>OpenOffice/4.1.2$Win32 OpenOffice.org_project/412m3$Build-9782</meta:generator>
    <meta:document-statistic meta:table-count="1" meta:cell-count="3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dash" draw:stroke-dash="Ultrafine_20_Dashed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5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5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57cm" svg:height="14.994cm" xlink:href=".." xlink:type="simple" chart:class="chart:scatter" chart:style-name="ch1">
        <chart:legend svg:x="26.323cm" svg:y="9.023cm" style:legend-expansion="custom" chartooo:width="4.233cm" chartooo:height="2.437cm" style:legend-expansion-aspect-ratio="1.73697168649979" chart:style-name="ch2"/>
        <chart:plot-area chart:style-name="ch3" table:cell-range-address="Лист1.A1:Лист1.A1 Лист1.C2:Лист1.F64 Лист1.D1:Лист1.F1" chart:data-source-has-labels="row" svg:x="0.092cm" svg:y="0.158cm" svg:width="31.836cm" svg:height="14.511cm">
          <chartooo:coordinate-region svg:x="0.9cm" svg:y="0.371cm" svg:width="29.85cm" svg:height="1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Лист1.D2:Лист1.D64" chart:label-cell-address="Лист1.D1:Лист1.D1" chart:class="chart:scatter">
            <chart:domain table:cell-range-address="Лист1.C2:Лист1.C64"/>
            <chart:data-point chart:repeated="63"/>
          </chart:series>
          <chart:series chart:attached-axis="primary-y" chart:style-name="ch8" chart:values-cell-range-address="Лист1.E2:Лист1.E64" chart:label-cell-address="Лист1.E1:Лист1.E1" chart:class="chart:scatter">
            <chart:data-point chart:repeated="63"/>
          </chart:series>
          <chart:series chart:attached-axis="primary-y" chart:style-name="ch9" chart:values-cell-range-address="Лист1.F2:Лист1.F64" chart:label-cell-address="Лист1.F1:Лист1.F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Time Interval</text:p>
                <draw:g>
                  <svg:desc>Лист1.D1:Лист1.D1</svg:desc>
                </draw:g>
              </table:table-cell>
              <table:table-cell office:value-type="string">
                <text:p>Power</text:p>
                <draw:g>
                  <svg:desc>Лист1.E1:Лист1.E1</svg:desc>
                </draw:g>
              </table:table-cell>
              <table:table-cell office:value-type="string">
                <text:p>Delta coun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92">
                <text:p>15392</text:p>
                <draw:g>
                  <svg:desc>Лист1.C2:Лист1.C64</svg:desc>
                </draw:g>
              </table:table-cell>
              <table:table-cell office:value-type="float" office:value="26696">
                <text:p>26696</text:p>
                <draw:g>
                  <svg:desc>Лист1.D2:Лист1.D64</svg:desc>
                </draw:g>
              </table:table-cell>
              <table:table-cell office:value-type="float" office:value="NaN">
                <text:p>NaN</text:p>
                <draw:g>
                  <svg:desc>Лист1.E2:Лист1.E64</svg:desc>
                </draw:g>
              </table:table-cell>
              <table:table-cell office:value-type="float" office:value="0">
                <text:p>0</text:p>
                <draw:g>
                  <svg:desc>Лист1.F2:Лист1.F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73">
                <text:p>15473</text:p>
              </table:table-cell>
              <table:table-cell office:value-type="float" office:value="26004">
                <text:p>260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54">
                <text:p>15554</text:p>
              </table:table-cell>
              <table:table-cell office:value-type="float" office:value="25404">
                <text:p>25404</text:p>
              </table:table-cell>
              <table:table-cell office:value-type="float" office:value="106">
                <text:p>10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35">
                <text:p>15635</text:p>
              </table:table-cell>
              <table:table-cell office:value-type="float" office:value="27568">
                <text:p>27568</text:p>
              </table:table-cell>
              <table:table-cell office:value-type="float" office:value="101">
                <text:p>10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56">
                <text:p>15756</text:p>
              </table:table-cell>
              <table:table-cell office:value-type="float" office:value="34220">
                <text:p>34220</text:p>
              </table:table-cell>
              <table:table-cell office:value-type="float" office:value="96">
                <text:p>9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79">
                <text:p>16079</text:p>
              </table:table-cell>
              <table:table-cell office:value-type="float" office:value="45648">
                <text:p>45648</text:p>
              </table:table-cell>
              <table:table-cell office:value-type="float" office:value="121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83">
                <text:p>16483</text:p>
              </table:table-cell>
              <table:table-cell office:value-type="float" office:value="38136">
                <text:p>38136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23">
                <text:p>16523</text:p>
              </table:table-cell>
              <table:table-cell office:value-type="float" office:value="35724">
                <text:p>3572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04">
                <text:p>16604</text:p>
              </table:table-cell>
              <table:table-cell office:value-type="float" office:value="34884">
                <text:p>34884</text:p>
              </table:table-cell>
              <table:table-cell office:value-type="float" office:value="156">
                <text:p>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26">
                <text:p>16926</text:p>
              </table:table-cell>
              <table:table-cell office:value-type="float" office:value="32200">
                <text:p>32200</text:p>
              </table:table-cell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6">
                <text:p>17006</text:p>
              </table:table-cell>
              <table:table-cell office:value-type="float" office:value="32296">
                <text:p>32296</text:p>
              </table:table-cell>
              <table:table-cell office:value-type="float" office:value="156">
                <text:p>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46">
                <text:p>17046</text:p>
              </table:table-cell>
              <table:table-cell office:value-type="float" office:value="31064">
                <text:p>31064</text:p>
              </table:table-cell>
              <table:table-cell office:value-type="float" office:value="156">
                <text:p>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67">
                <text:p>17167</text:p>
              </table:table-cell>
              <table:table-cell office:value-type="float" office:value="29196">
                <text:p>29196</text:p>
              </table:table-cell>
              <table:table-cell office:value-type="float" office:value="156">
                <text:p>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9">
                <text:p>17409</text:p>
              </table:table-cell>
              <table:table-cell office:value-type="float" office:value="29760">
                <text:p>29760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48">
                <text:p>17448</text:p>
              </table:table-cell>
              <table:table-cell office:value-type="float" office:value="32368">
                <text:p>32368</text:p>
              </table:table-cell>
              <table:table-cell office:value-type="float" office:value="156">
                <text:p>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69">
                <text:p>17569</text:p>
              </table:table-cell>
              <table:table-cell office:value-type="float" office:value="30132">
                <text:p>3013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11">
                <text:p>17811</text:p>
              </table:table-cell>
              <table:table-cell office:value-type="float" office:value="30964">
                <text:p>3096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51">
                <text:p>17851</text:p>
              </table:table-cell>
              <table:table-cell office:value-type="float" office:value="29828">
                <text:p>29828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32">
                <text:p>17932</text:p>
              </table:table-cell>
              <table:table-cell office:value-type="float" office:value="30564">
                <text:p>3056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34">
                <text:p>18134</text:p>
              </table:table-cell>
              <table:table-cell office:value-type="float" office:value="31804">
                <text:p>3180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95">
                <text:p>18295</text:p>
              </table:table-cell>
              <table:table-cell office:value-type="float" office:value="32484">
                <text:p>3248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35">
                <text:p>18335</text:p>
              </table:table-cell>
              <table:table-cell office:value-type="float" office:value="29832">
                <text:p>2983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75">
                <text:p>18375</text:p>
              </table:table-cell>
              <table:table-cell office:value-type="float" office:value="31440">
                <text:p>31440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15">
                <text:p>18415</text:p>
              </table:table-cell>
              <table:table-cell office:value-type="float" office:value="30716">
                <text:p>30716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55">
                <text:p>18455</text:p>
              </table:table-cell>
              <table:table-cell office:value-type="float" office:value="29660">
                <text:p>29660</text:p>
              </table:table-cell>
              <table:table-cell office:value-type="float" office:value="156">
                <text:p>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95">
                <text:p>18495</text:p>
              </table:table-cell>
              <table:table-cell office:value-type="float" office:value="30408">
                <text:p>30408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34">
                <text:p>18534</text:p>
              </table:table-cell>
              <table:table-cell office:value-type="float" office:value="28252">
                <text:p>2825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14">
                <text:p>18614</text:p>
              </table:table-cell>
              <table:table-cell office:value-type="float" office:value="30844">
                <text:p>3084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54">
                <text:p>18654</text:p>
              </table:table-cell>
              <table:table-cell office:value-type="float" office:value="29808">
                <text:p>29808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94">
                <text:p>18694</text:p>
              </table:table-cell>
              <table:table-cell office:value-type="float" office:value="31880">
                <text:p>31880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34">
                <text:p>18734</text:p>
              </table:table-cell>
              <table:table-cell office:value-type="float" office:value="30956">
                <text:p>30956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74">
                <text:p>18774</text:p>
              </table:table-cell>
              <table:table-cell office:value-type="float" office:value="32004">
                <text:p>3200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813">
                <text:p>18813</text:p>
              </table:table-cell>
              <table:table-cell office:value-type="float" office:value="31828">
                <text:p>31828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53">
                <text:p>18853</text:p>
              </table:table-cell>
              <table:table-cell office:value-type="float" office:value="33496">
                <text:p>33496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93">
                <text:p>18893</text:p>
              </table:table-cell>
              <table:table-cell office:value-type="float" office:value="31936">
                <text:p>31936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74">
                <text:p>18974</text:p>
              </table:table-cell>
              <table:table-cell office:value-type="float" office:value="33124">
                <text:p>3312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14">
                <text:p>19014</text:p>
              </table:table-cell>
              <table:table-cell office:value-type="float" office:value="31724">
                <text:p>3172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94">
                <text:p>19094</text:p>
              </table:table-cell>
              <table:table-cell office:value-type="float" office:value="31640">
                <text:p>31640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34">
                <text:p>19134</text:p>
              </table:table-cell>
              <table:table-cell office:value-type="float" office:value="31772">
                <text:p>3177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14">
                <text:p>19214</text:p>
              </table:table-cell>
              <table:table-cell office:value-type="float" office:value="30056">
                <text:p>30056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16">
                <text:p>19416</text:p>
              </table:table-cell>
              <table:table-cell office:value-type="float" office:value="32252">
                <text:p>3225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76">
                <text:p>19576</text:p>
              </table:table-cell>
              <table:table-cell office:value-type="float" office:value="31024">
                <text:p>3102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97">
                <text:p>19697</text:p>
              </table:table-cell>
              <table:table-cell office:value-type="float" office:value="30108">
                <text:p>30108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18">
                <text:p>19818</text:p>
              </table:table-cell>
              <table:table-cell office:value-type="float" office:value="31492">
                <text:p>31492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98">
                <text:p>19898</text:p>
              </table:table-cell>
              <table:table-cell office:value-type="float" office:value="31952">
                <text:p>31952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18">
                <text:p>20018</text:p>
              </table:table-cell>
              <table:table-cell office:value-type="float" office:value="33612">
                <text:p>3361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21">
                <text:p>20421</text:p>
              </table:table-cell>
              <table:table-cell office:value-type="float" office:value="30936">
                <text:p>30936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61">
                <text:p>20461</text:p>
              </table:table-cell>
              <table:table-cell office:value-type="float" office:value="30284">
                <text:p>3028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41">
                <text:p>20541</text:p>
              </table:table-cell>
              <table:table-cell office:value-type="float" office:value="29356">
                <text:p>29356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21">
                <text:p>20621</text:p>
              </table:table-cell>
              <table:table-cell office:value-type="float" office:value="31968">
                <text:p>31968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42">
                <text:p>20742</text:p>
              </table:table-cell>
              <table:table-cell office:value-type="float" office:value="32924">
                <text:p>3292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62">
                <text:p>20862</text:p>
              </table:table-cell>
              <table:table-cell office:value-type="float" office:value="31480">
                <text:p>31480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983">
                <text:p>20983</text:p>
              </table:table-cell>
              <table:table-cell office:value-type="float" office:value="31644">
                <text:p>3164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23">
                <text:p>21023</text:p>
              </table:table-cell>
              <table:table-cell office:value-type="float" office:value="30012">
                <text:p>30012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04">
                <text:p>21104</text:p>
              </table:table-cell>
              <table:table-cell office:value-type="float" office:value="31652">
                <text:p>31652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88">
                <text:p>21588</text:p>
              </table:table-cell>
              <table:table-cell office:value-type="float" office:value="31484">
                <text:p>3148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28">
                <text:p>21628</text:p>
              </table:table-cell>
              <table:table-cell office:value-type="float" office:value="30052">
                <text:p>30052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709">
                <text:p>21709</text:p>
              </table:table-cell>
              <table:table-cell office:value-type="float" office:value="30152">
                <text:p>30152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49">
                <text:p>21749</text:p>
              </table:table-cell>
              <table:table-cell office:value-type="float" office:value="30384">
                <text:p>3038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29">
                <text:p>21829</text:p>
              </table:table-cell>
              <table:table-cell office:value-type="float" office:value="31856">
                <text:p>31856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869">
                <text:p>21869</text:p>
              </table:table-cell>
              <table:table-cell office:value-type="float" office:value="32564">
                <text:p>32564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30">
                <text:p>22030</text:p>
              </table:table-cell>
              <table:table-cell office:value-type="float" office:value="33856">
                <text:p>33856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231">
                <text:p>22231</text:p>
              </table:table-cell>
              <table:table-cell office:value-type="float" office:value="30880">
                <text:p>30880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